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3177in" svg:y="0.3827in">
            <draw:object draw:notify-on-update-of-ranges="Sheet1.B34:Sheet1.B37 Sheet1.C33:Sheet1.C33 Sheet1.C34:Sheet1.C37 Sheet1.D33:Sheet1.D33 Sheet1.D34:Sheet1.D37 Sheet1.E33:Sheet1.E33 Sheet1.E34:Sheet1.E37 Sheet1.F33:Sheet1.F33 Sheet1.F34:Sheet1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7197in" svg:y="4.2429in">
            <draw:object draw:notify-on-update-of-ranges="Sheet1.B40:Sheet1.B42 Sheet1.C39:Sheet1.C39 Sheet1.C40:Sheet1.C42 Sheet1.D39:Sheet1.D39 Sheet1.D40:Sheet1.D42 Sheet1.E39:Sheet1.E39 Sheet1.E40:Sheet1.E42 Sheet1.F39:Sheet1.F39 Sheet1.F40:Sheet1.F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3in" svg:height="4.1059in" svg:x="9.4701in" svg:y="8.0079in">
            <draw:object draw:notify-on-update-of-ranges="Sheet1.B46:Sheet1.B49 Sheet1.C45:Sheet1.C45 Sheet1.C46:Sheet1.C49 Sheet1.D45:Sheet1.D45 Sheet1.D46:Sheet1.D49 Sheet1.E45:Sheet1.E45 Sheet1.E46:Sheet1.E49 Sheet1.F45:Sheet1.F45 Sheet1.F46:Sheet1.F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148in" svg:height="4.0205in" svg:x="9.4165in" svg:y="12.4417in">
            <draw:object draw:notify-on-update-of-ranges="Sheet1.B53:Sheet1.B56 Sheet1.C52:Sheet1.C52 Sheet1.C53:Sheet1.C56 Sheet1.D52:Sheet1.D52 Sheet1.D53:Sheet1.D56 Sheet1.E52:Sheet1.E52 Sheet1.E53:Sheet1.E56 Sheet1.F52:Sheet1.F52 Sheet1.F53:Sheet1.F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9583in" svg:height="3.9138in" svg:x="0.8642in" svg:y="11.626in">
            <draw:object draw:notify-on-update-of-ranges="Sheet1.B61:Sheet1.B64 Sheet1.C60:Sheet1.C60 Sheet1.C61:Sheet1.C64 Sheet1.D60:Sheet1.D60 Sheet1.D61:Sheet1.D64 Sheet1.E60:Sheet1.E60 Sheet1.E61:Sheet1.E64 Sheet1.F60:Sheet1.F60 Sheet1.F61:Sheet1.F6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9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4"/>
          <table:table-cell table:number-columns-repeated="3"/>
        </table:table-row>
        <table:table-row table:style-name="ro1">
          <table:table-cell table:number-columns-repeated="5"/>
          <table:table-cell table:style-name="ce4"/>
          <table:table-cell table:number-columns-repeated="3"/>
        </table:table-row>
        <table:table-row table:style-name="ro1" table:number-rows-repeated="2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# de entrada del ROB</text:p>
          </table:table-cell>
          <table:table-cell table:style-name="ce2" office:value-type="string" calcext:value-type="string">
            <text:p>Blocked-matmul</text:p>
          </table:table-cell>
          <table:table-cell table:style-name="ce2" office:value-type="string" calcext:value-type="string">
            <text:p>BFS</text:p>
          </table:table-cell>
          <table:table-cell table:style-name="ce2" office:value-type="string" calcext:value-type="string">
            <text:p>SHA</text:p>
          </table:table-cell>
          <table:table-cell table:style-name="ce2" office:value-type="string" calcext:value-type="string">
            <text:p>queen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3" office:value-type="float" office:value="0.999592" calcext:value-type="float">
            <text:p>0.999592</text:p>
          </table:table-cell>
          <table:table-cell table:style-name="ce2" office:value-type="float" office:value="0.581375" calcext:value-type="float">
            <text:p>0.581375</text:p>
          </table:table-cell>
          <table:table-cell table:style-name="ce2" office:value-type="float" office:value="1.291448" calcext:value-type="float">
            <text:p>1.291448</text:p>
          </table:table-cell>
          <table:table-cell table:style-name="ce2" office:value-type="float" office:value="0.606716" calcext:value-type="float">
            <text:p>0.6067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.948511" calcext:value-type="float">
            <text:p>1.948511</text:p>
          </table:table-cell>
          <table:table-cell table:style-name="ce2" office:value-type="float" office:value="0.863536" calcext:value-type="float">
            <text:p>0.863536</text:p>
          </table:table-cell>
          <table:table-cell table:style-name="ce2" office:value-type="float" office:value="1.942788" calcext:value-type="float">
            <text:p>1.942788</text:p>
          </table:table-cell>
          <table:table-cell table:style-name="ce2" office:value-type="float" office:value="0.795103" calcext:value-type="float">
            <text:p>0.7951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.13456" calcext:value-type="float">
            <text:p>2.13456</text:p>
          </table:table-cell>
          <table:table-cell table:style-name="ce2" office:value-type="float" office:value="0.942852" calcext:value-type="float">
            <text:p>0.942852</text:p>
          </table:table-cell>
          <table:table-cell table:style-name="ce2" office:value-type="float" office:value="1.997726" calcext:value-type="float">
            <text:p>1.997726</text:p>
          </table:table-cell>
          <table:table-cell table:style-name="ce2" office:value-type="float" office:value="0.802713" calcext:value-type="float">
            <text:p>0.80271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.139516" calcext:value-type="float">
            <text:p>2.139516</text:p>
          </table:table-cell>
          <table:table-cell table:style-name="ce2" office:value-type="float" office:value="0.948646" calcext:value-type="float">
            <text:p>0.948646</text:p>
          </table:table-cell>
          <table:table-cell table:style-name="ce2" office:value-type="float" office:value="2.000311" calcext:value-type="float">
            <text:p>2.000311</text:p>
          </table:table-cell>
          <table:table-cell table:style-name="ce2" office:value-type="float" office:value="0.80394" calcext:value-type="float">
            <text:p>0.80394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ancho del pipeline </text:p>
          </table:table-cell>
          <table:table-cell table:style-name="ce2" office:value-type="string" calcext:value-type="string">
            <text:p>Blocked-matmul</text:p>
          </table:table-cell>
          <table:table-cell table:style-name="ce2" office:value-type="string" calcext:value-type="string">
            <text:p>BFS</text:p>
          </table:table-cell>
          <table:table-cell table:style-name="ce2" office:value-type="string" calcext:value-type="string">
            <text:p>SHA</text:p>
          </table:table-cell>
          <table:table-cell table:style-name="ce2" office:value-type="string" calcext:value-type="string">
            <text:p>queen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.922579" calcext:value-type="float">
            <text:p>1.922579</text:p>
          </table:table-cell>
          <table:table-cell table:style-name="ce2" office:value-type="float" office:value="0.888505" calcext:value-type="float">
            <text:p>0.888505</text:p>
          </table:table-cell>
          <table:table-cell table:style-name="ce2" office:value-type="float" office:value="1.97537" calcext:value-type="float">
            <text:p>1.97537</text:p>
          </table:table-cell>
          <table:table-cell table:style-name="ce2" office:value-type="float" office:value="0.76838" calcext:value-type="float">
            <text:p>0.7683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.13456" calcext:value-type="float">
            <text:p>2.13456</text:p>
          </table:table-cell>
          <table:table-cell table:style-name="ce2" office:value-type="float" office:value="0.942852" calcext:value-type="float">
            <text:p>0.942852</text:p>
          </table:table-cell>
          <table:table-cell table:style-name="ce2" office:value-type="float" office:value="1.997726" calcext:value-type="float">
            <text:p>1.997726</text:p>
          </table:table-cell>
          <table:table-cell table:style-name="ce2" office:value-type="float" office:value="0.802713" calcext:value-type="float">
            <text:p>0.80271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.594933" calcext:value-type="float">
            <text:p>2.594933</text:p>
          </table:table-cell>
          <table:table-cell table:style-name="ce2" office:value-type="float" office:value="0.994451" calcext:value-type="float">
            <text:p>0.994451</text:p>
          </table:table-cell>
          <table:table-cell table:style-name="ce2" office:value-type="float" office:value="2.004058" calcext:value-type="float">
            <text:p>2.004058</text:p>
          </table:table-cell>
          <table:table-cell table:style-name="ce2" office:value-type="float" office:value="0.881863" calcext:value-type="float">
            <text:p>0.881863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redictor de saltos</text:p>
          </table:table-cell>
          <table:table-cell table:style-name="ce2" office:value-type="string" calcext:value-type="string">
            <text:p>Blocked-matmul</text:p>
          </table:table-cell>
          <table:table-cell table:style-name="ce2" office:value-type="string" calcext:value-type="string">
            <text:p>BFS</text:p>
          </table:table-cell>
          <table:table-cell table:style-name="ce2" office:value-type="string" calcext:value-type="string">
            <text:p>SHA</text:p>
          </table:table-cell>
          <table:table-cell table:style-name="ce2" office:value-type="string" calcext:value-type="string">
            <text:p>queen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8_32</text:p>
          </table:table-cell>
          <table:table-cell table:style-name="ce2" office:value-type="float" office:value="13633" calcext:value-type="float">
            <text:p>13633</text:p>
          </table:table-cell>
          <table:table-cell table:style-name="ce2" office:value-type="float" office:value="165710" calcext:value-type="float">
            <text:p>165710</text:p>
          </table:table-cell>
          <table:table-cell table:style-name="ce2" office:value-type="float" office:value="35654" calcext:value-type="float">
            <text:p>35654</text:p>
          </table:table-cell>
          <table:table-cell table:style-name="ce2" office:value-type="float" office:value="244281" calcext:value-type="float">
            <text:p>24428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32_128</text:p>
          </table:table-cell>
          <table:table-cell table:style-name="ce2" office:value-type="float" office:value="12322" calcext:value-type="float">
            <text:p>12322</text:p>
          </table:table-cell>
          <table:table-cell table:style-name="ce2" office:value-type="float" office:value="101283" calcext:value-type="float">
            <text:p>101283</text:p>
          </table:table-cell>
          <table:table-cell table:style-name="ce2" office:value-type="float" office:value="34170" calcext:value-type="float">
            <text:p>34170</text:p>
          </table:table-cell>
          <table:table-cell table:style-name="ce2" office:value-type="float" office:value="234691" calcext:value-type="float">
            <text:p>23469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512_2048</text:p>
          </table:table-cell>
          <table:table-cell table:style-name="ce2" office:value-type="float" office:value="12294" calcext:value-type="float">
            <text:p>12294</text:p>
          </table:table-cell>
          <table:table-cell table:style-name="ce2" office:value-type="float" office:value="80954" calcext:value-type="float">
            <text:p>80954</text:p>
          </table:table-cell>
          <table:table-cell table:style-name="ce2" office:value-type="float" office:value="29291" calcext:value-type="float">
            <text:p>29291</text:p>
          </table:table-cell>
          <table:table-cell table:style-name="ce2" office:value-type="float" office:value="222437" calcext:value-type="float">
            <text:p>22243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2048_8192</text:p>
          </table:table-cell>
          <table:table-cell table:style-name="ce2" office:value-type="float" office:value="12070" calcext:value-type="float">
            <text:p>12070</text:p>
          </table:table-cell>
          <table:table-cell table:style-name="ce2" office:value-type="float" office:value="81758" calcext:value-type="float">
            <text:p>81758</text:p>
          </table:table-cell>
          <table:table-cell table:style-name="ce2" office:value-type="float" office:value="29290" calcext:value-type="float">
            <text:p>29290</text:p>
          </table:table-cell>
          <table:table-cell table:style-name="ce2" office:value-type="float" office:value="217686" calcext:value-type="float">
            <text:p>21768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aché de instrucciones</text:p>
          </table:table-cell>
          <table:table-cell table:style-name="ce2" office:value-type="string" calcext:value-type="string">
            <text:p>Blocked-matmul</text:p>
          </table:table-cell>
          <table:table-cell table:style-name="ce2" office:value-type="string" calcext:value-type="string">
            <text:p>BFS</text:p>
          </table:table-cell>
          <table:table-cell table:style-name="ce2" office:value-type="string" calcext:value-type="string">
            <text:p>SHA</text:p>
          </table:table-cell>
          <table:table-cell table:style-name="ce2" office:value-type="string" calcext:value-type="string">
            <text:p>queen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2221" calcext:value-type="float">
            <text:p>2221</text:p>
          </table:table-cell>
          <table:table-cell table:style-name="ce2" office:value-type="float" office:value="8400" calcext:value-type="float">
            <text:p>8400</text:p>
          </table:table-cell>
          <table:table-cell table:style-name="ce2" office:value-type="float" office:value="2474" calcext:value-type="float">
            <text:p>2474</text:p>
          </table:table-cell>
          <table:table-cell table:style-name="ce2" office:value-type="float" office:value="2388" calcext:value-type="float">
            <text:p>238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858" calcext:value-type="float">
            <text:p>1858</text:p>
          </table:table-cell>
          <table:table-cell table:style-name="ce2" office:value-type="float" office:value="5982" calcext:value-type="float">
            <text:p>5982</text:p>
          </table:table-cell>
          <table:table-cell table:style-name="ce2" office:value-type="float" office:value="2096" calcext:value-type="float">
            <text:p>2096</text:p>
          </table:table-cell>
          <table:table-cell table:style-name="ce2" office:value-type="float" office:value="2028" calcext:value-type="float">
            <text:p>20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65" calcext:value-type="float">
            <text:p>1665</text:p>
          </table:table-cell>
          <table:table-cell table:style-name="ce2" office:value-type="float" office:value="4514" calcext:value-type="float">
            <text:p>4514</text:p>
          </table:table-cell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1839" calcext:value-type="float">
            <text:p>183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582" calcext:value-type="float">
            <text:p>1582</text:p>
          </table:table-cell>
          <table:table-cell table:style-name="ce2" office:value-type="float" office:value="3982" calcext:value-type="float">
            <text:p>3982</text:p>
          </table:table-cell>
          <table:table-cell table:style-name="ce2" office:value-type="float" office:value="1765" calcext:value-type="float">
            <text:p>1765</text:p>
          </table:table-cell>
          <table:table-cell table:style-name="ce2" office:value-type="float" office:value="1742" calcext:value-type="float">
            <text:p>174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aché de datos</text:p>
          </table:table-cell>
          <table:table-cell table:style-name="ce2" office:value-type="string" calcext:value-type="string">
            <text:p>Blocked-matmul</text:p>
          </table:table-cell>
          <table:table-cell table:style-name="ce2" office:value-type="string" calcext:value-type="string">
            <text:p>BFS</text:p>
          </table:table-cell>
          <table:table-cell table:style-name="ce2" office:value-type="string" calcext:value-type="string">
            <text:p>SHA</text:p>
          </table:table-cell>
          <table:table-cell table:style-name="ce2" office:value-type="string" calcext:value-type="string">
            <text:p>queen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31456" calcext:value-type="float">
            <text:p>431456</text:p>
          </table:table-cell>
          <table:table-cell table:style-name="ce2" office:value-type="float" office:value="475447" calcext:value-type="float">
            <text:p>475447</text:p>
          </table:table-cell>
          <table:table-cell table:style-name="ce2" office:value-type="float" office:value="28125" calcext:value-type="float">
            <text:p>28125</text:p>
          </table:table-cell>
          <table:table-cell table:style-name="ce2" office:value-type="float" office:value="14814" calcext:value-type="float">
            <text:p>148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0086" calcext:value-type="float">
            <text:p>190086</text:p>
          </table:table-cell>
          <table:table-cell table:style-name="ce2" office:value-type="float" office:value="435952" calcext:value-type="float">
            <text:p>435952</text:p>
          </table:table-cell>
          <table:table-cell table:style-name="ce2" office:value-type="float" office:value="25826" calcext:value-type="float">
            <text:p>25826</text:p>
          </table:table-cell>
          <table:table-cell table:style-name="ce2" office:value-type="float" office:value="13910" calcext:value-type="float">
            <text:p>139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517" calcext:value-type="float">
            <text:p>27517</text:p>
          </table:table-cell>
          <table:table-cell table:style-name="ce2" office:value-type="float" office:value="383721" calcext:value-type="float">
            <text:p>383721</text:p>
          </table:table-cell>
          <table:table-cell table:style-name="ce2" office:value-type="float" office:value="13485" calcext:value-type="float">
            <text:p>13485</text:p>
          </table:table-cell>
          <table:table-cell table:style-name="ce2" office:value-type="float" office:value="12854" calcext:value-type="float">
            <text:p>1285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625" calcext:value-type="float">
            <text:p>27625</text:p>
          </table:table-cell>
          <table:table-cell table:style-name="ce2" office:value-type="float" office:value="382284" calcext:value-type="float">
            <text:p>382284</text:p>
          </table:table-cell>
          <table:table-cell table:style-name="ce2" office:value-type="float" office:value="13533" calcext:value-type="float">
            <text:p>13533</text:p>
          </table:table-cell>
          <table:table-cell table:style-name="ce2" office:value-type="float" office:value="12845" calcext:value-type="float">
            <text:p>128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9:31:25.1314373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0:58:21.194675401</meta:creation-date>
    <dc:date>2022-10-18T19:37:15.600613479</dc:date>
    <meta:editing-duration>PT40M13S</meta:editing-duration>
    <meta:editing-cycles>6</meta:editing-cycles>
    <meta:generator>LibreOffice/6.4.7.2$Linux_X86_64 LibreOffice_project/40$Build-2</meta:generator>
    <meta:document-statistic meta:table-count="1" meta:cell-count="12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IPC en función del tamaño del ROB</text:p>
        </chart:title>
        <chart:legend chart:legend-position="end" svg:x="12.169cm" svg:y="3.454cm" style:legend-expansion="high" chart:style-name="ch3"/>
        <chart:plot-area chart:style-name="ch4" table:cell-range-address="Sheet1.B33:Sheet1.F37" chart:data-source-has-labels="both" svg:x="1.331cm" svg:y="1.275cm" svg:width="10.518cm" svg:height="6.564cm">
          <chartooo:coordinate-region svg:x="2.058cm" svg:y="1.474cm" svg:width="9.511cm" svg:height="5.718cm"/>
          <chart:axis chart:dimension="x" chart:name="primary-x" chart:style-name="ch5" chartooo:axis-type="auto">
            <chartooo:date-scale/>
            <chart:title svg:x="5.289cm" svg:y="8.019cm" chart:style-name="ch6">
              <text:p>Tamaño del ROB</text:p>
            </chart:title>
            <chart:categories table:cell-range-address="Sheet1.B34:Sheet1.B37"/>
          </chart:axis>
          <chart:axis chart:dimension="y" chart:name="primary-y" chart:style-name="ch5">
            <chart:title svg:x="0.451cm" svg:y="4.879cm" chart:style-name="ch7">
              <text:p>IPC</text:p>
            </chart:title>
            <chart:grid chart:style-name="ch8" chart:class="major"/>
          </chart:axis>
          <chart:series chart:style-name="ch9" chart:values-cell-range-address="Sheet1.C34:Sheet1.C37" chart:label-cell-address="Sheet1.C33:Sheet1.C33" chart:class="chart:line">
            <chart:data-point chart:repeated="4"/>
          </chart:series>
          <chart:series chart:style-name="ch10" chart:values-cell-range-address="Sheet1.D34:Sheet1.D37" chart:label-cell-address="Sheet1.D33:Sheet1.D33" chart:class="chart:line">
            <chart:data-point chart:repeated="4"/>
          </chart:series>
          <chart:series chart:style-name="ch11" chart:values-cell-range-address="Sheet1.E34:Sheet1.E37" chart:label-cell-address="Sheet1.E33:Sheet1.E33" chart:class="chart:line">
            <chart:data-point chart:repeated="4"/>
          </chart:series>
          <chart:series chart:style-name="ch12" chart:values-cell-range-address="Sheet1.F34:Sheet1.F37" chart:label-cell-address="Sheet1.F33:Sheet1.F3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ed-matmul</text:p>
                <draw:g>
                  <svg:desc>Sheet1.C33:Sheet1.C33</svg:desc>
                </draw:g>
              </table:table-cell>
              <table:table-cell office:value-type="string">
                <text:p>BFS</text:p>
                <draw:g>
                  <svg:desc>Sheet1.D33:Sheet1.D33</svg:desc>
                </draw:g>
              </table:table-cell>
              <table:table-cell office:value-type="string">
                <text:p>SHA</text:p>
                <draw:g>
                  <svg:desc>Sheet1.E33:Sheet1.E33</svg:desc>
                </draw:g>
              </table:table-cell>
              <table:table-cell office:value-type="string">
                <text:p>queens</text:p>
                <draw:g>
                  <svg:desc>Sheet1.F33:Sheet1.F33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heet1.B34:Sheet1.B37</svg:desc>
                </draw:g>
              </table:table-cell>
              <table:table-cell office:value-type="float" office:value="0.999592">
                <text:p>0.999592</text:p>
                <draw:g>
                  <svg:desc>Sheet1.C34:Sheet1.C37</svg:desc>
                </draw:g>
              </table:table-cell>
              <table:table-cell office:value-type="float" office:value="0.581375">
                <text:p>0.581375</text:p>
                <draw:g>
                  <svg:desc>Sheet1.D34:Sheet1.D37</svg:desc>
                </draw:g>
              </table:table-cell>
              <table:table-cell office:value-type="float" office:value="1.291448">
                <text:p>1.291448</text:p>
                <draw:g>
                  <svg:desc>Sheet1.E34:Sheet1.E37</svg:desc>
                </draw:g>
              </table:table-cell>
              <table:table-cell office:value-type="float" office:value="0.606716">
                <text:p>0.606716</text:p>
                <draw:g>
                  <svg:desc>Sheet1.F34:Sheet1.F3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948511">
                <text:p>1.948511</text:p>
              </table:table-cell>
              <table:table-cell office:value-type="float" office:value="0.863536">
                <text:p>0.863536</text:p>
              </table:table-cell>
              <table:table-cell office:value-type="float" office:value="1.942788">
                <text:p>1.942788</text:p>
              </table:table-cell>
              <table:table-cell office:value-type="float" office:value="0.795103">
                <text:p>0.7951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.13456">
                <text:p>2.13456</text:p>
              </table:table-cell>
              <table:table-cell office:value-type="float" office:value="0.942852">
                <text:p>0.942852</text:p>
              </table:table-cell>
              <table:table-cell office:value-type="float" office:value="1.997726">
                <text:p>1.997726</text:p>
              </table:table-cell>
              <table:table-cell office:value-type="float" office:value="0.802713">
                <text:p>0.80271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139516">
                <text:p>2.139516</text:p>
              </table:table-cell>
              <table:table-cell office:value-type="float" office:value="0.948646">
                <text:p>0.948646</text:p>
              </table:table-cell>
              <table:table-cell office:value-type="float" office:value="2.000311">
                <text:p>2.000311</text:p>
              </table:table-cell>
              <table:table-cell office:value-type="float" office:value="0.80394">
                <text:p>0.80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15cm" svg:y="0.316cm" chart:style-name="ch2">
          <text:p>IPC en función del tamaño del ancho del pipeline</text:p>
        </chart:title>
        <chart:legend chart:legend-position="end" svg:x="12.169cm" svg:y="3.454cm" style:legend-expansion="high" chart:style-name="ch3"/>
        <chart:plot-area chart:style-name="ch4" table:cell-range-address="Sheet1.B39:Sheet1.F42" chart:data-source-has-labels="both" svg:x="1.331cm" svg:y="1.275cm" svg:width="10.518cm" svg:height="6.564cm">
          <chartooo:coordinate-region svg:x="2.058cm" svg:y="1.474cm" svg:width="9.604cm" svg:height="5.718cm"/>
          <chart:axis chart:dimension="x" chart:name="primary-x" chart:style-name="ch5" chartooo:axis-type="auto">
            <chartooo:date-scale/>
            <chart:title svg:x="4.297cm" svg:y="8.019cm" chart:style-name="ch6">
              <text:p>Tamaño del ancho del pipeline</text:p>
            </chart:title>
            <chart:categories table:cell-range-address="Sheet1.B40:Sheet1.B42"/>
          </chart:axis>
          <chart:axis chart:dimension="y" chart:name="primary-y" chart:style-name="ch5">
            <chart:title svg:x="0.451cm" svg:y="4.879cm" chart:style-name="ch7">
              <text:p>IPC</text:p>
            </chart:title>
            <chart:grid chart:style-name="ch8" chart:class="major"/>
          </chart:axis>
          <chart:series chart:style-name="ch9" chart:values-cell-range-address="Sheet1.C40:Sheet1.C42" chart:label-cell-address="Sheet1.C39:Sheet1.C39" chart:class="chart:line">
            <chart:data-point chart:repeated="3"/>
          </chart:series>
          <chart:series chart:style-name="ch10" chart:values-cell-range-address="Sheet1.D40:Sheet1.D42" chart:label-cell-address="Sheet1.D39:Sheet1.D39" chart:class="chart:line">
            <chart:data-point chart:repeated="3"/>
          </chart:series>
          <chart:series chart:style-name="ch11" chart:values-cell-range-address="Sheet1.E40:Sheet1.E42" chart:label-cell-address="Sheet1.E39:Sheet1.E39" chart:class="chart:line">
            <chart:data-point chart:repeated="3"/>
          </chart:series>
          <chart:series chart:style-name="ch12" chart:values-cell-range-address="Sheet1.F40:Sheet1.F42" chart:label-cell-address="Sheet1.F39:Sheet1.F3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ed-matmul</text:p>
                <draw:g>
                  <svg:desc>Sheet1.C39:Sheet1.C39</svg:desc>
                </draw:g>
              </table:table-cell>
              <table:table-cell office:value-type="string">
                <text:p>BFS</text:p>
                <draw:g>
                  <svg:desc>Sheet1.D39:Sheet1.D39</svg:desc>
                </draw:g>
              </table:table-cell>
              <table:table-cell office:value-type="string">
                <text:p>SHA</text:p>
                <draw:g>
                  <svg:desc>Sheet1.E39:Sheet1.E39</svg:desc>
                </draw:g>
              </table:table-cell>
              <table:table-cell office:value-type="string">
                <text:p>queens</text:p>
                <draw:g>
                  <svg:desc>Sheet1.F39:Sheet1.F39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Sheet1.B40:Sheet1.B42</svg:desc>
                </draw:g>
              </table:table-cell>
              <table:table-cell office:value-type="float" office:value="1.922579">
                <text:p>1.922579</text:p>
                <draw:g>
                  <svg:desc>Sheet1.C40:Sheet1.C42</svg:desc>
                </draw:g>
              </table:table-cell>
              <table:table-cell office:value-type="float" office:value="0.888505">
                <text:p>0.888505</text:p>
                <draw:g>
                  <svg:desc>Sheet1.D40:Sheet1.D42</svg:desc>
                </draw:g>
              </table:table-cell>
              <table:table-cell office:value-type="float" office:value="1.97537">
                <text:p>1.97537</text:p>
                <draw:g>
                  <svg:desc>Sheet1.E40:Sheet1.E42</svg:desc>
                </draw:g>
              </table:table-cell>
              <table:table-cell office:value-type="float" office:value="0.76838">
                <text:p>0.76838</text:p>
                <draw:g>
                  <svg:desc>Sheet1.F40:Sheet1.F42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3456">
                <text:p>2.13456</text:p>
              </table:table-cell>
              <table:table-cell office:value-type="float" office:value="0.942852">
                <text:p>0.942852</text:p>
              </table:table-cell>
              <table:table-cell office:value-type="float" office:value="1.997726">
                <text:p>1.997726</text:p>
              </table:table-cell>
              <table:table-cell office:value-type="float" office:value="0.802713">
                <text:p>0.8027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594933">
                <text:p>2.594933</text:p>
              </table:table-cell>
              <table:table-cell office:value-type="float" office:value="0.994451">
                <text:p>0.994451</text:p>
              </table:table-cell>
              <table:table-cell office:value-type="float" office:value="2.004058">
                <text:p>2.004058</text:p>
              </table:table-cell>
              <table:table-cell office:value-type="float" office:value="0.881863">
                <text:p>0.881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43cm" svg:height="10.43cm" xlink:href=".." xlink:type="simple" chart:class="chart:line" chart:style-name="ch1">
        <chart:title svg:x="1.078cm" svg:y="0.344cm" chart:style-name="ch2">
          <text:p>Cantidad de branches mal predichos en función del tamaño del predictor de saltos</text:p>
        </chart:title>
        <chart:legend chart:legend-position="end" svg:x="14.712cm" svg:y="4.169cm" style:legend-expansion="high" chart:style-name="ch3"/>
        <chart:plot-area chart:style-name="ch4" table:cell-range-address="Sheet1.B45:Sheet1.F49" chart:data-source-has-labels="both" svg:x="1.381cm" svg:y="1.331cm" svg:width="12.961cm" svg:height="7.91cm">
          <chartooo:coordinate-region svg:x="2.743cm" svg:y="1.53cm" svg:width="10.764cm" svg:height="7.064cm"/>
          <chart:axis chart:dimension="x" chart:name="primary-x" chart:style-name="ch5" chartooo:axis-type="auto">
            <chartooo:date-scale/>
            <chart:title svg:x="5.581cm" svg:y="9.449cm" chart:style-name="ch6">
              <text:p>Tamaño del predictor de saltos</text:p>
            </chart:title>
            <chart:categories table:cell-range-address="Sheet1.B46:Sheet1.B49"/>
          </chart:axis>
          <chart:axis chart:dimension="y" chart:name="primary-y" chart:style-name="ch5">
            <chart:title svg:x="0.451cm" svg:y="9.047cm" chart:style-name="ch7">
              <text:p>Cantidad de branches condicionales mal predichos</text:p>
            </chart:title>
            <chart:grid chart:style-name="ch8" chart:class="major"/>
          </chart:axis>
          <chart:series chart:style-name="ch9" chart:values-cell-range-address="Sheet1.C46:Sheet1.C49" chart:label-cell-address="Sheet1.C45:Sheet1.C45" chart:class="chart:line">
            <chart:data-point chart:repeated="4"/>
          </chart:series>
          <chart:series chart:style-name="ch10" chart:values-cell-range-address="Sheet1.D46:Sheet1.D49" chart:label-cell-address="Sheet1.D45:Sheet1.D45" chart:class="chart:line">
            <chart:data-point chart:repeated="4"/>
          </chart:series>
          <chart:series chart:style-name="ch11" chart:values-cell-range-address="Sheet1.E46:Sheet1.E49" chart:label-cell-address="Sheet1.E45:Sheet1.E45" chart:class="chart:line">
            <chart:data-point chart:repeated="4"/>
          </chart:series>
          <chart:series chart:style-name="ch12" chart:values-cell-range-address="Sheet1.F46:Sheet1.F49" chart:label-cell-address="Sheet1.F45:Sheet1.F4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ed-matmul</text:p>
                <draw:g>
                  <svg:desc>Sheet1.C45:Sheet1.C45</svg:desc>
                </draw:g>
              </table:table-cell>
              <table:table-cell office:value-type="string">
                <text:p>BFS</text:p>
                <draw:g>
                  <svg:desc>Sheet1.D45:Sheet1.D45</svg:desc>
                </draw:g>
              </table:table-cell>
              <table:table-cell office:value-type="string">
                <text:p>SHA</text:p>
                <draw:g>
                  <svg:desc>Sheet1.E45:Sheet1.E45</svg:desc>
                </draw:g>
              </table:table-cell>
              <table:table-cell office:value-type="string">
                <text:p>queens</text:p>
                <draw:g>
                  <svg:desc>Sheet1.F45:Sheet1.F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_32</text:p>
                <draw:g>
                  <svg:desc>Sheet1.B46:Sheet1.B49</svg:desc>
                </draw:g>
              </table:table-cell>
              <table:table-cell office:value-type="float" office:value="13633">
                <text:p>13633</text:p>
                <draw:g>
                  <svg:desc>Sheet1.C46:Sheet1.C49</svg:desc>
                </draw:g>
              </table:table-cell>
              <table:table-cell office:value-type="float" office:value="165710">
                <text:p>165710</text:p>
                <draw:g>
                  <svg:desc>Sheet1.D46:Sheet1.D49</svg:desc>
                </draw:g>
              </table:table-cell>
              <table:table-cell office:value-type="float" office:value="35654">
                <text:p>35654</text:p>
                <draw:g>
                  <svg:desc>Sheet1.E46:Sheet1.E49</svg:desc>
                </draw:g>
              </table:table-cell>
              <table:table-cell office:value-type="float" office:value="244281">
                <text:p>244281</text:p>
                <draw:g>
                  <svg:desc>Sheet1.F46:Sheet1.F49</svg:desc>
                </draw:g>
              </table:table-cell>
            </table:table-row>
            <table:table-row>
              <table:table-cell office:value-type="string">
                <text:p>32_128</text:p>
              </table:table-cell>
              <table:table-cell office:value-type="float" office:value="12322">
                <text:p>12322</text:p>
              </table:table-cell>
              <table:table-cell office:value-type="float" office:value="101283">
                <text:p>101283</text:p>
              </table:table-cell>
              <table:table-cell office:value-type="float" office:value="34170">
                <text:p>34170</text:p>
              </table:table-cell>
              <table:table-cell office:value-type="float" office:value="234691">
                <text:p>234691</text:p>
              </table:table-cell>
            </table:table-row>
            <table:table-row>
              <table:table-cell office:value-type="string">
                <text:p>512_2048</text:p>
              </table:table-cell>
              <table:table-cell office:value-type="float" office:value="12294">
                <text:p>12294</text:p>
              </table:table-cell>
              <table:table-cell office:value-type="float" office:value="80954">
                <text:p>80954</text:p>
              </table:table-cell>
              <table:table-cell office:value-type="float" office:value="29291">
                <text:p>29291</text:p>
              </table:table-cell>
              <table:table-cell office:value-type="float" office:value="222437">
                <text:p>222437</text:p>
              </table:table-cell>
            </table:table-row>
            <table:table-row>
              <table:table-cell office:value-type="string">
                <text:p>2048_8192</text:p>
              </table:table-cell>
              <table:table-cell office:value-type="float" office:value="12070">
                <text:p>12070</text:p>
              </table:table-cell>
              <table:table-cell office:value-type="float" office:value="81758">
                <text:p>81758</text:p>
              </table:table-cell>
              <table:table-cell office:value-type="float" office:value="29290">
                <text:p>29290</text:p>
              </table:table-cell>
              <table:table-cell office:value-type="float" office:value="217686">
                <text:p>2176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57cm" svg:height="10.213cm" xlink:href=".." xlink:type="simple" chart:class="chart:line" chart:style-name="ch1">
        <chart:title svg:x="1.004cm" svg:y="0.34cm" chart:style-name="ch2">
          <text:p>Cantidad de misses en el caché de intrucciones en función del tamaño del caché</text:p>
        </chart:title>
        <chart:legend chart:legend-position="end" svg:x="14.326cm" svg:y="4.06cm" style:legend-expansion="high" chart:style-name="ch3"/>
        <chart:plot-area chart:style-name="ch4" table:cell-range-address="Sheet1.B52:Sheet1.F56" chart:data-source-has-labels="both" svg:x="1.374cm" svg:y="1.323cm" svg:width="12.589cm" svg:height="7.705cm">
          <chartooo:coordinate-region svg:x="2.366cm" svg:y="1.523cm" svg:width="11.41cm" svg:height="6.858cm"/>
          <chart:axis chart:dimension="x" chart:name="primary-x" chart:style-name="ch5" chartooo:axis-type="auto">
            <chartooo:date-scale/>
            <chart:title svg:x="5.944cm" svg:y="9.232cm" chart:style-name="ch6">
              <text:p>Tamaño del caché (kB)</text:p>
            </chart:title>
            <chart:categories table:cell-range-address="Sheet1.B53:Sheet1.B56"/>
          </chart:axis>
          <chart:axis chart:dimension="y" chart:name="primary-y" chart:style-name="ch5">
            <chart:title svg:x="0.451cm" svg:y="6.661cm" chart:style-name="ch7">
              <text:p>Cantidad de misses</text:p>
            </chart:title>
            <chart:grid chart:style-name="ch8" chart:class="major"/>
          </chart:axis>
          <chart:series chart:style-name="ch9" chart:values-cell-range-address="Sheet1.C53:Sheet1.C56" chart:label-cell-address="Sheet1.C52:Sheet1.C52" chart:class="chart:line">
            <chart:data-point chart:repeated="4"/>
          </chart:series>
          <chart:series chart:style-name="ch10" chart:values-cell-range-address="Sheet1.D53:Sheet1.D56" chart:label-cell-address="Sheet1.D52:Sheet1.D52" chart:class="chart:line">
            <chart:data-point chart:repeated="4"/>
          </chart:series>
          <chart:series chart:style-name="ch11" chart:values-cell-range-address="Sheet1.E53:Sheet1.E56" chart:label-cell-address="Sheet1.E52:Sheet1.E52" chart:class="chart:line">
            <chart:data-point chart:repeated="4"/>
          </chart:series>
          <chart:series chart:style-name="ch12" chart:values-cell-range-address="Sheet1.F53:Sheet1.F56" chart:label-cell-address="Sheet1.F52:Sheet1.F5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ed-matmul</text:p>
                <draw:g>
                  <svg:desc>Sheet1.C52:Sheet1.C52</svg:desc>
                </draw:g>
              </table:table-cell>
              <table:table-cell office:value-type="string">
                <text:p>BFS</text:p>
                <draw:g>
                  <svg:desc>Sheet1.D52:Sheet1.D52</svg:desc>
                </draw:g>
              </table:table-cell>
              <table:table-cell office:value-type="string">
                <text:p>SHA</text:p>
                <draw:g>
                  <svg:desc>Sheet1.E52:Sheet1.E52</svg:desc>
                </draw:g>
              </table:table-cell>
              <table:table-cell office:value-type="string">
                <text:p>queens</text:p>
                <draw:g>
                  <svg:desc>Sheet1.F52:Sheet1.F5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B53:Sheet1.B56</svg:desc>
                </draw:g>
              </table:table-cell>
              <table:table-cell office:value-type="float" office:value="2221">
                <text:p>2221</text:p>
                <draw:g>
                  <svg:desc>Sheet1.C53:Sheet1.C56</svg:desc>
                </draw:g>
              </table:table-cell>
              <table:table-cell office:value-type="float" office:value="8400">
                <text:p>8400</text:p>
                <draw:g>
                  <svg:desc>Sheet1.D53:Sheet1.D56</svg:desc>
                </draw:g>
              </table:table-cell>
              <table:table-cell office:value-type="float" office:value="2474">
                <text:p>2474</text:p>
                <draw:g>
                  <svg:desc>Sheet1.E53:Sheet1.E56</svg:desc>
                </draw:g>
              </table:table-cell>
              <table:table-cell office:value-type="float" office:value="2388">
                <text:p>2388</text:p>
                <draw:g>
                  <svg:desc>Sheet1.F53:Sheet1.F5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58">
                <text:p>1858</text:p>
              </table:table-cell>
              <table:table-cell office:value-type="float" office:value="5982">
                <text:p>5982</text:p>
              </table:table-cell>
              <table:table-cell office:value-type="float" office:value="2096">
                <text:p>2096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65">
                <text:p>1665</text:p>
              </table:table-cell>
              <table:table-cell office:value-type="float" office:value="4514">
                <text:p>4514</text:p>
              </table:table-cell>
              <table:table-cell office:value-type="float" office:value="1853">
                <text:p>185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82">
                <text:p>1582</text:p>
              </table:table-cell>
              <table:table-cell office:value-type="float" office:value="3982">
                <text:p>3982</text:p>
              </table:table-cell>
              <table:table-cell office:value-type="float" office:value="1765">
                <text:p>1765</text:p>
              </table:table-cell>
              <table:table-cell office:value-type="float" office:value="1742">
                <text:p>17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75cm" svg:height="9.942cm" xlink:href=".." xlink:type="simple" chart:class="chart:line" chart:style-name="ch1">
        <chart:title svg:x="0.512cm" svg:y="0.334cm" chart:style-name="ch2">
          <text:p>Cantidad de misses en el caché de datos en función del tamaño del caché de datos</text:p>
        </chart:title>
        <chart:legend chart:legend-position="end" svg:x="13.844cm" svg:y="3.925cm" style:legend-expansion="high" chart:style-name="ch3"/>
        <chart:plot-area chart:style-name="ch4" table:cell-range-address="Sheet1.B60:Sheet1.F64" chart:data-source-has-labels="both" svg:x="1.364cm" svg:y="1.311cm" svg:width="12.127cm" svg:height="7.452cm">
          <chartooo:coordinate-region svg:x="2.726cm" svg:y="1.51cm" svg:width="10.578cm" svg:height="6.606cm"/>
          <chart:axis chart:dimension="x" chart:name="primary-x" chart:style-name="ch5" chartooo:axis-type="auto">
            <chartooo:date-scale/>
            <chart:title svg:x="5.703cm" svg:y="8.961cm" chart:style-name="ch6">
              <text:p>Tamaño del caché (kB)</text:p>
            </chart:title>
            <chart:categories table:cell-range-address="Sheet1.B61:Sheet1.B64"/>
          </chart:axis>
          <chart:axis chart:dimension="y" chart:name="primary-y" chart:style-name="ch5">
            <chart:title svg:x="0.451cm" svg:y="6.563cm" chart:style-name="ch7">
              <text:p>Cantidad de misses </text:p>
            </chart:title>
            <chart:grid chart:style-name="ch8" chart:class="major"/>
          </chart:axis>
          <chart:series chart:style-name="ch9" chart:values-cell-range-address="Sheet1.C61:Sheet1.C64" chart:label-cell-address="Sheet1.C60:Sheet1.C60" chart:class="chart:line">
            <chart:data-point chart:repeated="4"/>
          </chart:series>
          <chart:series chart:style-name="ch10" chart:values-cell-range-address="Sheet1.D61:Sheet1.D64" chart:label-cell-address="Sheet1.D60:Sheet1.D60" chart:class="chart:line">
            <chart:data-point chart:repeated="4"/>
          </chart:series>
          <chart:series chart:style-name="ch11" chart:values-cell-range-address="Sheet1.E61:Sheet1.E64" chart:label-cell-address="Sheet1.E60:Sheet1.E60" chart:class="chart:line">
            <chart:data-point chart:repeated="4"/>
          </chart:series>
          <chart:series chart:style-name="ch12" chart:values-cell-range-address="Sheet1.F61:Sheet1.F64" chart:label-cell-address="Sheet1.F60:Sheet1.F60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ed-matmul</text:p>
                <draw:g>
                  <svg:desc>Sheet1.C60:Sheet1.C60</svg:desc>
                </draw:g>
              </table:table-cell>
              <table:table-cell office:value-type="string">
                <text:p>BFS</text:p>
                <draw:g>
                  <svg:desc>Sheet1.D60:Sheet1.D60</svg:desc>
                </draw:g>
              </table:table-cell>
              <table:table-cell office:value-type="string">
                <text:p>SHA</text:p>
                <draw:g>
                  <svg:desc>Sheet1.E60:Sheet1.E60</svg:desc>
                </draw:g>
              </table:table-cell>
              <table:table-cell office:value-type="string">
                <text:p>queens</text:p>
                <draw:g>
                  <svg:desc>Sheet1.F60:Sheet1.F6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B61:Sheet1.B64</svg:desc>
                </draw:g>
              </table:table-cell>
              <table:table-cell office:value-type="float" office:value="431456">
                <text:p>431456</text:p>
                <draw:g>
                  <svg:desc>Sheet1.C61:Sheet1.C64</svg:desc>
                </draw:g>
              </table:table-cell>
              <table:table-cell office:value-type="float" office:value="475447">
                <text:p>475447</text:p>
                <draw:g>
                  <svg:desc>Sheet1.D61:Sheet1.D64</svg:desc>
                </draw:g>
              </table:table-cell>
              <table:table-cell office:value-type="float" office:value="28125">
                <text:p>28125</text:p>
                <draw:g>
                  <svg:desc>Sheet1.E61:Sheet1.E64</svg:desc>
                </draw:g>
              </table:table-cell>
              <table:table-cell office:value-type="float" office:value="14814">
                <text:p>14814</text:p>
                <draw:g>
                  <svg:desc>Sheet1.F61:Sheet1.F6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0086">
                <text:p>190086</text:p>
              </table:table-cell>
              <table:table-cell office:value-type="float" office:value="435952">
                <text:p>435952</text:p>
              </table:table-cell>
              <table:table-cell office:value-type="float" office:value="25826">
                <text:p>25826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7517">
                <text:p>27517</text:p>
              </table:table-cell>
              <table:table-cell office:value-type="float" office:value="383721">
                <text:p>383721</text:p>
              </table:table-cell>
              <table:table-cell office:value-type="float" office:value="13485">
                <text:p>13485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7625">
                <text:p>27625</text:p>
              </table:table-cell>
              <table:table-cell office:value-type="float" office:value="382284">
                <text:p>382284</text:p>
              </table:table-cell>
              <table:table-cell office:value-type="float" office:value="13533">
                <text:p>13533</text:p>
              </table:table-cell>
              <table:table-cell office:value-type="float" office:value="12845">
                <text:p>128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